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-color="#e6e6e6" draw:textarea-horizontal-align="justify" draw:textarea-vertical-align="middle" draw:auto-grow-height="false" fo:padding-top="-2.27cm"/>
    </style:style>
    <style:style style:name="gr2" style:family="graphic" style:parent-style-name="standard">
      <style:graphic-properties svg:stroke-color="#808080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199cm"/>
    </style:style>
    <style:style style:name="gr7" style:family="graphic" style:parent-style-name="standard">
      <style:graphic-properties svg:stroke-color="#808080" draw:fill-color="#e6e6e6" draw:textarea-horizontal-align="justify" draw:textarea-vertical-align="middle" draw:auto-grow-height="false" fo:padding-top="-2.17cm"/>
    </style:style>
    <style:style style:name="gr8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9" style:family="graphic" style:parent-style-name="standard">
      <style:graphic-properties svg:stroke-color="#ff0000" draw:marker-start="" draw:marker-start-width="0.2cm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none" svg:stroke-color="#ff0000" draw:fill="none" fo:min-height="0.7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0cm"/>
    </style:style>
    <style:style style:name="gr12" style:family="graphic" style:parent-style-name="standard">
      <style:graphic-properties svg:stroke-color="#ff0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marker-start="Arrow" draw:marker-start-width="0.2cm" draw:marker-end="Arrow" draw:marker-end-width="0.2cm" draw:textarea-horizontal-align="center" draw:textarea-vertical-align="middle"/>
    </style:style>
    <style:style style:name="gr15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fo:min-height="0.735cm"/>
    </style:style>
    <style:style style:name="gr17" style:family="graphic" style:parent-style-name="standard">
      <style:graphic-properties draw:marker-end="Arrow" draw:marker-end-width="0.2cm" draw:textarea-horizontal-align="center" draw:textarea-vertical-align="middle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co1" style:family="table-column">
      <style:table-column-properties style:column-width="1.177cm" style:use-optimal-column-width="false"/>
    </style:style>
    <style:style style:name="co2" style:family="table-column">
      <style:table-column-properties style:column-width="1.561cm" style:use-optimal-column-width="false"/>
    </style:style>
    <style:style style:name="co3" style:family="table-column">
      <style:table-column-properties style:column-width="1.601cm" style:use-optimal-column-width="false"/>
    </style:style>
    <style:style style:name="ro1" style:family="table-row">
      <style:table-row-properties style:row-height="0.604cm"/>
    </style:style>
    <style:style style:name="ro2" style:family="table-row">
      <style:table-row-properties style:row-height="0.664cm"/>
    </style:style>
    <style:style style:name="ce1" style:family="table-cell">
      <style:graphic-properties draw:fill="gradient" draw:fill-gradient-name="Gradient_20_7" style:repeat="repeat" fo:padding-top="0.1cm" fo:padding-bottom="0.1cm" fo:padding-left="0.1cm" fo:padding-right="0.1cm"/>
      <style:paragraph-properties fo:text-align="center" fo:border-left="0.02cm solid #000000" fo:border-right="0.02cm solid #000000" fo:border-top="0.02cm solid #000000" fo:border-bottom="none"/>
      <style:text-properties fo:font-size="10pt" style:font-size-asian="10pt" style:font-size-complex="10pt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text-align="center" fo:border-left="0.001cm solid #000000" fo:border-right="0.001cm solid #000000" fo:border-top="0.02cm solid #000000" fo:border-bottom="0.001cm solid #000000"/>
      <style:text-properties fo:font-size="10pt" style:font-size-asian="10pt" style:font-size-complex="10pt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01cm solid #000000"/>
      <style:text-properties fo:font-size="10pt" style:font-size-asian="10pt" style:font-size-complex="10pt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01cm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ahoma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ahoma" style:font-family-generic="swiss" style:font-pitch="variable" fo:font-size="12pt" style:font-size-asian="12pt" style:font-size-complex="12pt"/>
    </style:style>
    <style:style style:name="P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ahoma" style:font-family-generic="swiss" style:font-pitch="variable" fo:font-size="16pt" style:font-family-asian="Helvetica" style:font-family-generic-asian="swiss" style:font-size-asian="16pt" style:font-family-complex="Helvetica" style:font-family-generic-complex="swiss" style:font-size-complex="16pt"/>
    </style:style>
    <style:style style:name="P7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ahoma" style:font-family-generic="swiss" style:font-pitch="variable" fo:font-size="9pt" style:font-size-asian="9pt" style:font-size-complex="9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ahoma" style:font-family-generic="swiss" style:font-pitch="variable" fo:font-size="12.5pt" style:font-family-asian="Helvetica" style:font-family-generic-asian="swiss" style:font-size-asian="12.5pt" style:font-family-complex="Helvetica" style:font-family-generic-complex="swiss" style:font-size-complex="7.09999990463257pt"/>
    </style:style>
    <style:style style:name="P11" style:family="paragraph">
      <style:paragraph-properties fo:text-align="center"/>
      <style:text-properties fo:color="#ff0000" fo:font-size="12pt" style:font-size-asian="12pt" style:font-size-complex="12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style:use-window-font-color="true"/>
    </style:style>
    <style:style style:name="P14" style:family="paragraph">
      <style:paragraph-properties fo:text-align="center"/>
      <style:text-properties style:use-window-font-color="true" fo:font-size="12pt" style:font-size-asian="12pt" style:font-size-complex="12pt"/>
    </style:style>
    <style:style style:name="P15" style:family="paragraph">
      <style:text-properties style:use-window-font-color="true"/>
    </style:style>
    <style:style style:name="P16" style:family="paragraph">
      <style:text-properties style:use-window-font-color="true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outline="false" style:text-line-through-style="none" fo:font-family="Tahoma" style:font-family-generic="swiss" style:font-pitch="variable" fo:font-size="9pt" fo:font-style="normal" fo:text-shadow="none" style:text-underline-style="none" fo:font-weight="normal" style:letter-kerning="true" style:font-family-asian="Helvetica" style:font-family-generic-asian="swiss" style:font-size-asian="9pt" style:font-style-asian="normal" style:font-weight-asian="normal" style:font-family-complex="Helvetica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letter-kerning="true" style:font-family-asian="Helvetica" style:font-family-generic-asian="swiss" style:font-size-asian="12pt" style:font-style-asian="normal" style:font-weight-asian="normal" style:font-family-complex="Helvetic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Helvetica" style:font-family-generic-asian="swiss" style:font-size-asian="16pt" style:font-style-asian="normal" style:font-weight-asian="normal" style:font-family-complex="Helvetic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style:text-outline="false" style:text-line-through-style="none" fo:font-family="Tahoma" style:font-family-generic="swiss" style:font-pitch="variable" fo:font-size="12.5pt" fo:font-style="normal" fo:text-shadow="none" style:text-underline-style="none" fo:font-weight="normal" style:letter-kerning="true" style:font-family-asian="Helvetica" style:font-family-generic-asian="swiss" style:font-size-asian="12.5pt" style:font-style-asian="normal" style:font-weight-asian="normal" style:font-family-complex="Helvetica" style:font-family-generic-complex="swiss" style:font-size-complex="7.0999999046325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use-window-font-color="true" fo:font-size="12pt" style:font-size-asian="12pt" style:font-size-complex="12pt"/>
    </style:style>
    <style:style style:name="T10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cm" svg:height="4.6cm" svg:x="11.5cm" svg:y="6.7cm">
          <text:p text:style-name="P1"><text:span text:style-name="T1">UberlayChannelPipeline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4.6cm" svg:x="3.8cm" svg:y="6.7cm">
          <text:p text:style-name="P1"><text:span text:style-name="T1">UberlayChannelPipelin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3cm" svg:height="0.6cm" svg:x="4cm" svg:y="8.1cm">
          <text:p text:style-name="P3"><text:span text:style-name="T2">PathVectorProtocol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3cm" svg:height="0.6cm" svg:x="4cm" svg:y="5.1cm">
          <text:p text:style-name="P3"><text:span text:style-name="T3">ApplicationChannelSink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cm" svg:height="1.2cm" svg:x="4cm" svg:y="5.7cm">
          <text:p text:style-name="P3"><text:span text:style-name="T4">UberlayNexu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3cm" svg:height="0.6cm" svg:x="4cm" svg:y="6.9cm">
          <text:p text:style-name="P3"><text:span text:style-name="T3">UPRout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3cm" svg:height="0.6cm" svg:x="4cm" svg:y="8.9cm">
          <text:p text:style-name="P3"><text:span text:style-name="T2">RoundTripTimeProtocol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4cm" svg:y="9.7cm">
          <text:p text:style-name="P3"><text:span text:style-name="T2">ProtobufEn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6.75cm" svg:y="9.7cm">
          <text:p text:style-name="P3"><text:span text:style-name="T2">Protobuf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4cm" svg:y="10.5cm">
          <text:p text:style-name="P3"><text:span text:style-name="T2">FrameEn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6.75cm" svg:y="10.5cm">
          <text:p text:style-name="P3"><text:span text:style-name="T2">Frame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3cm" svg:height="0.6cm" svg:x="11.7cm" svg:y="8.1cm">
          <text:p text:style-name="P3"><text:span text:style-name="T2">PathVectorProtocol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3cm" svg:height="0.6cm" svg:x="11.7cm" svg:y="8.9cm">
          <text:p text:style-name="P3"><text:span text:style-name="T2">RoundTripTimeProtocol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11.7cm" svg:y="9.7cm">
          <text:p text:style-name="P3"><text:span text:style-name="T2">ProtobufEn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14.45cm" svg:y="9.7cm">
          <text:p text:style-name="P3"><text:span text:style-name="T2">Protobuf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11.7cm" svg:y="10.5cm">
          <text:p text:style-name="P3"><text:span text:style-name="T2">FrameEn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5cm" svg:height="0.6cm" svg:x="14.45cm" svg:y="10.5cm">
          <text:p text:style-name="P3"><text:span text:style-name="T2">FrameDecoder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148cm" svg:height="1.145cm" svg:x="9.9cm" svg:y="9.2cm">
          <draw:text-box>
            <text:p><text:span text:style-name="T5">...</text:span></text:p>
          </draw:text-box>
        </draw:frame>
        <draw:frame draw:style-name="gr5" draw:text-style-name="P10" draw:layer="layout" svg:width="2.6cm" svg:height="0.78cm" svg:x="5.6cm" svg:y="11.2cm">
          <draw:text-box>
            <text:p text:style-name="P9"><text:span text:style-name="T6">Socket 1</text:span></text:p>
          </draw:text-box>
        </draw:frame>
        <draw:frame draw:style-name="gr6" draw:text-style-name="P10" draw:layer="layout" svg:width="2.299cm" svg:height="0.78cm" svg:x="13.401cm" svg:y="11.2cm">
          <draw:text-box>
            <text:p text:style-name="P9"><text:span text:style-name="T6">Socket n</text:span></text:p>
          </draw:text-box>
        </draw:frame>
        <draw:custom-shape draw:style-name="gr7" draw:text-style-name="P1" draw:layer="layout" svg:width="5.7cm" svg:height="3cm" svg:x="7.8cm" svg:y="1.9cm">
          <text:p text:style-name="P9"><text:span text:style-name="T6">ApplicationChannelPipe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3cm" svg:height="0.6cm" svg:x="8cm" svg:y="2.6cm">
          <text:p text:style-name="P3"><text:span text:style-name="T2">ChannelHandler 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3cm" svg:height="0.6cm" svg:x="8cm" svg:y="4.1cm">
          <text:p text:style-name="P3"><text:span text:style-name="T2">ChannelHandler 1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148cm" svg:height="1.145cm" svg:x="9.9cm" svg:y="2.901cm">
          <draw:text-box>
            <text:p><text:span text:style-name="T5">...</text:span></text:p>
          </draw:text-box>
        </draw:frame>
      </draw:page>
      <draw:page draw:name="page2" draw:style-name="dp1" draw:master-page-name="Default">
        <draw:custom-shape draw:style-name="gr8" draw:text-style-name="P2" draw:id="id1" draw:layer="layout" svg:width="0.5cm" svg:height="0.5cm" svg:x="5.7cm" svg:y="17.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id="id2" draw:layer="layout" svg:width="0.5cm" svg:height="0.5cm" svg:x="13.7cm" svg:y="17.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6.2cm" svg:y1="17.849cm" svg:x2="13.7cm" svg:y2="17.849cm" draw:start-shape="id1" draw:start-glue-point="10" draw:end-shape="id2" draw:end-glue-point="6" svg:d="m6200 17849h7500">
          <text:p/>
        </draw:connector>
        <draw:frame draw:style-name="gr10" draw:text-style-name="P11" draw:layer="layout" svg:width="1.773cm" svg:height="0.985cm" svg:x="9.127cm" svg:y="17.296cm">
          <draw:text-box>
            <text:p text:style-name="P1"><text:span text:style-name="T7">9 ms</text:span></text:p>
          </draw:text-box>
        </draw:frame>
        <draw:frame draw:style-name="gr11" draw:text-style-name="P12" draw:layer="layout" svg:width="3.941cm" svg:height="0.654cm" svg:x="6.401cm" svg:y="18.19cm">
          <draw:text-box>
            <text:p><text:span text:style-name="T8">RTT für A ↔ B: 14 ms</text:span></text:p>
          </draw:text-box>
        </draw:frame>
        <draw:connector draw:style-name="gr12" draw:text-style-name="P1" draw:layer="layout" draw:type="curve" svg:x1="13.949cm" svg:y1="17.6cm" svg:x2="5.949cm" svg:y2="17.6cm" draw:start-shape="id2" draw:start-glue-point="4" draw:end-shape="id1" draw:end-glue-point="4" svg:d="m13949 17600c0-751-8000-751-8000 0">
          <text:p/>
        </draw:connector>
        <draw:custom-shape draw:style-name="gr8" draw:text-style-name="P2" draw:id="id3" draw:layer="layout" svg:width="0.5cm" svg:height="0.5cm" svg:x="7.001cm" svg:y="4.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id="id4" draw:layer="layout" svg:width="0.5cm" svg:height="0.5cm" svg:x="10.501cm" svg:y="3.1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id="id5" draw:layer="layout" svg:width="0.5cm" svg:height="0.5cm" svg:x="13.701cm" svg:y="4.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id="id6" draw:layer="layout" svg:width="0.5cm" svg:height="0.5cm" svg:x="10.601cm" svg:y="6.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7.427cm" svg:y1="4.872cm" svg:x2="10.501cm" svg:y2="3.349cm" draw:start-shape="id3" draw:start-glue-point="11" draw:end-shape="id4" draw:end-glue-point="6" svg:d="m7427 4872 3074-1523">
          <text:p/>
        </draw:connector>
        <draw:connector draw:style-name="gr14" draw:text-style-name="P1" draw:layer="layout" draw:type="line" svg:x1="11.001cm" svg:y1="3.349cm" svg:x2="13.773cm" svg:y2="4.872cm" draw:start-shape="id4" draw:start-glue-point="10" draw:end-shape="id5" draw:end-glue-point="5" svg:d="m11001 3349 2772 1523">
          <text:p/>
        </draw:connector>
        <draw:connector draw:style-name="gr14" draw:text-style-name="P1" draw:layer="layout" draw:type="line" svg:x1="10.601cm" svg:y1="6.749cm" svg:x2="7.427cm" svg:y2="5.226cm" draw:start-shape="id6" draw:start-glue-point="6" draw:end-shape="id3" draw:end-glue-point="9" svg:d="m10601 6749-3174-1523">
          <text:p/>
        </draw:connector>
        <draw:connector draw:style-name="gr14" draw:text-style-name="P1" draw:layer="layout" draw:type="line" svg:x1="11.101cm" svg:y1="6.749cm" svg:x2="13.773cm" svg:y2="5.226cm" draw:start-shape="id6" draw:start-glue-point="10" draw:end-shape="id5" draw:end-glue-point="7" svg:d="m11101 6749 2672-1523">
          <text:p/>
        </draw:connector>
        <draw:custom-shape draw:style-name="gr8" draw:text-style-name="P2" draw:id="id7" draw:layer="layout" svg:width="0.5cm" svg:height="0.5cm" svg:x="5.501cm" svg:y="6.5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5.75cm" svg:y1="6.5cm" svg:x2="7.001cm" svg:y2="5.049cm" draw:start-shape="id7" draw:start-glue-point="4" draw:end-shape="id3" draw:end-glue-point="6" svg:d="m5750 6500c0-968 417-1451 1251-1451">
          <text:p/>
        </draw:connector>
        <draw:frame draw:style-name="gr16" draw:text-style-name="P14" draw:layer="layout" svg:width="0.855cm" svg:height="0.985cm" svg:x="8.326cm" svg:y="3.595cm">
          <draw:text-box>
            <text:p text:style-name="P13"><text:span text:style-name="T9">2</text:span></text:p>
          </draw:text-box>
        </draw:frame>
        <draw:frame draw:style-name="gr10" draw:text-style-name="P14" draw:layer="layout" svg:width="0.855cm" svg:height="0.985cm" svg:x="12.227cm" svg:y="3.596cm">
          <draw:text-box>
            <text:p text:style-name="P13"><text:span text:style-name="T9">7</text:span></text:p>
          </draw:text-box>
        </draw:frame>
        <draw:frame draw:style-name="gr10" draw:text-style-name="P14" draw:layer="layout" svg:width="0.855cm" svg:height="0.985cm" svg:x="12.228cm" svg:y="5.897cm">
          <draw:text-box>
            <text:p text:style-name="P13"><text:span text:style-name="T9">5</text:span></text:p>
          </draw:text-box>
        </draw:frame>
        <draw:frame draw:style-name="gr10" draw:text-style-name="P14" draw:layer="layout" svg:width="0.855cm" svg:height="0.985cm" svg:x="8.427cm" svg:y="5.896cm">
          <draw:text-box>
            <text:p text:style-name="P13"><text:span text:style-name="T9">3</text:span></text:p>
          </draw:text-box>
        </draw:frame>
        <draw:line draw:style-name="gr17" draw:text-style-name="P1" draw:layer="layout" svg:x1="8.801cm" svg:y1="3.2cm" svg:x2="8.801cm" svg:y2="3.7cm">
          <text:p/>
        </draw:line>
        <draw:frame draw:style-name="gr4" draw:text-style-name="P16" draw:layer="layout" svg:width="1.6cm" svg:height="0.654cm" svg:x="8.083cm" svg:y="2.7cm">
          <draw:text-box>
            <text:p text:style-name="P15"><text:span text:style-name="T10">Kosten</text:span></text:p>
          </draw:text-box>
        </draw:frame>
        <draw:frame draw:style-name="gr4" draw:text-style-name="P12" draw:layer="layout" svg:width="1.522cm" svg:height="0.654cm" svg:x="4.3cm" svg:y="17.5cm">
          <draw:text-box>
            <text:p><text:span text:style-name="T8">Quelle</text:span></text:p>
          </draw:text-box>
        </draw:frame>
        <draw:frame draw:style-name="gr4" draw:text-style-name="P12" draw:layer="layout" svg:width="1.07cm" svg:height="0.654cm" svg:x="14.1cm" svg:y="17.5cm">
          <draw:text-box>
            <text:p><text:span text:style-name="T8">Ziel</text:span></text:p>
          </draw:text-box>
        </draw:frame>
        <draw:frame draw:style-name="standard" draw:layer="layout" svg:width="4.338cm" svg:height="2.595cm" svg:x="8.698cm" svg:y="12.104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8">Ziel</text:span></text:p>
              </table:table-cell>
              <table:table-cell>
                <text:p text:style-name="P1"><text:span text:style-name="T8">Pfad</text:span></text:p>
              </table:table-cell>
              <table:table-cell>
                <text:p text:style-name="P1"><text:span text:style-name="T8">Kosten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8">B</text:span></text:p>
              </table:table-cell>
              <table:table-cell>
                <text:p text:style-name="P1"><text:span text:style-name="T8">B</text:span></text:p>
              </table:table-cell>
              <table:table-cell>
                <text:p text:style-name="P1"><text:span text:style-name="T8">2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8">C</text:span></text:p>
              </table:table-cell>
              <table:table-cell>
                <text:p text:style-name="P1"><text:span text:style-name="T8">C</text:span></text:p>
              </table:table-cell>
              <table:table-cell>
                <text:p text:style-name="P1"><text:span text:style-name="T8">3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8">D</text:span></text:p>
              </table:table-cell>
              <table:table-cell>
                <text:p text:style-name="P1"><text:span text:style-name="T8">C - D</text:span></text:p>
              </table:table-cell>
              <table:table-cell>
                <text:p text:style-name="P1"><text:span text:style-name="T8">8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2" draw:id="id8" draw:layer="layout" svg:width="0.5cm" svg:height="0.5cm" svg:x="7.4cm" svg:y="1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7.826cm" svg:y1="11.426cm" svg:x2="8.7cm" svg:y2="12.083cm" draw:start-shape="id8" draw:start-glue-point="9" svg:d="m7826 11426 874 657">
          <text:p/>
        </draw:connector>
        <draw:custom-shape draw:style-name="gr18" draw:text-style-name="P1" draw:layer="layout" svg:width="1cm" svg:height="0.5cm" svg:x="5.6cm" svg:y="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cm" svg:height="0.5cm" svg:x="13.1cm" svg:y="13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773cm" svg:height="0.985cm" svg:x="9.128cm" svg:y="16.397cm">
          <draw:text-box>
            <text:p text:style-name="P1"><text:span text:style-name="T7">5 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1-03T18:56:58</meta:creation-date>
    <dc:date>2011-12-29T13:29:23</dc:date>
    <meta:editing-duration>PT41H37M58S</meta:editing-duration>
    <meta:editing-cycles>19</meta:editing-cycles>
    <meta:generator>NeoOffice/3.1.1$Unix OpenOffice.org_project/Patch 0</meta:generator>
    <meta:document-statistic meta:object-count="54"/>
  </office:meta>
</office:document-meta>
</file>